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35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969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2.24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able-cell-properties style:text-align-source="fix" style:repeat-content="false" fo:border="0.74pt solid #000000"/>
      <style:paragraph-properties fo:text-align="start" fo:margin-left="0cm"/>
    </style:style>
    <style:style style:name="ce2" style:family="table-cell" style:parent-style-name="Default" style:data-style-name="N10000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000"/>
    <style:style style:name="ce4" style:family="table-cell" style:parent-style-name="Default" style:data-style-name="N10000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 style:data-style-name="N1000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00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00">
      <style:table-cell-properties fo:border="0.74pt solid #000000"/>
      <style:text-properties fo:font-weight="bold" style:font-weight-asian="bold" style:font-weight-complex="bold"/>
    </style:style>
    <style:style style:name="ce15" style:family="table-cell" style:parent-style-name="Default" style:data-style-name="N10121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NetInspector_PortSwitch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6375" table:default-cell-style-name="ce3"/>
        <table:table-row table:style-name="ro1">
          <table:table-cell table:style-name="ce1" office:value-type="string" calcext:value-type="string">
            <text:p>Estimated FR4 Loss in dB/cm @6GHz</text:p>
          </table:table-cell>
          <table:table-cell table:style-name="ce4" office:value-type="float" office:value="0.3" calcext:value-type="float">
            <text:p>0.3</text:p>
          </table:table-cell>
          <table:table-cell table:style-name="ce6" table:number-columns-repeated="4"/>
          <table:table-cell table:number-columns-repeated="16378"/>
        </table:table-row>
        <table:table-row table:style-name="ro1">
          <table:table-cell table:style-name="ce2" office:value-type="string" calcext:value-type="string">
            <text:p>Net Name</text:p>
          </table:table-cell>
          <table:table-cell table:style-name="ce5" office:value-type="string" calcext:value-type="string">
            <text:p>Pad Count</text:p>
          </table:table-cell>
          <table:table-cell table:style-name="ce5" office:value-type="string" calcext:value-type="string">
            <text:p>Via Count</text:p>
          </table:table-cell>
          <table:table-cell table:style-name="ce5" office:value-type="string" calcext:value-type="string">
            <text:p>Via Length</text:p>
          </table:table-cell>
          <table:table-cell table:style-name="ce5" office:value-type="string" calcext:value-type="string">
            <text:p>Track Length</text:p>
          </table:table-cell>
          <table:table-cell table:style-name="ce5" office:value-type="string" calcext:value-type="string">
            <text:p>Net Length</text:p>
          </table:table-cell>
          <table:table-cell table:style-name="ce7" office:value-type="string" calcext:value-type="string">
            <text:p>Net loss dB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/PortSwitch/U3_RFC_J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.0000 mm</text:p>
          </table:table-cell>
          <table:table-cell table:number-columns-repeated="2" table:style-name="ce4" office:value-type="string" calcext:value-type="string">
            <text:p>17.5375 mm</text:p>
          </table:table-cell>
          <table:table-cell table:style-name="ce15" table:formula="of:=(NUMBERVALUE(SUBSTITUTE([.F3];&quot; mm&quot;;&quot;&quot;);&quot;.&quot;;&quot;&quot;)/10)*[.$B$1]" office:value-type="float" office:value="0.526125" calcext:value-type="float">
            <text:p>0.5</text:p>
          </table:table-cell>
          <table:table-cell table:style-name="ce6"/>
          <table:table-cell table:number-columns-repeated="16376"/>
        </table:table-row>
        <table:table-row table:style-name="ro1">
          <table:table-cell table:style-name="ce1" office:value-type="string" calcext:value-type="string">
            <text:p>/PortSwitch/U1_RFC_J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.0000 mm</text:p>
          </table:table-cell>
          <table:table-cell table:number-columns-repeated="2" table:style-name="ce4" office:value-type="string" calcext:value-type="string">
            <text:p>17.5375 mm</text:p>
          </table:table-cell>
          <table:table-cell table:style-name="ce15" table:formula="of:=(NUMBERVALUE(SUBSTITUTE([.F4];&quot; mm&quot;;&quot;&quot;);&quot;.&quot;;&quot;&quot;)/10)*[.$B$1]" office:value-type="float" office:value="0.526125" calcext:value-type="float">
            <text:p>0.5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/PortSwitch/U4_RFC_J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.0000 mm</text:p>
          </table:table-cell>
          <table:table-cell table:number-columns-repeated="2" table:style-name="ce4" office:value-type="string" calcext:value-type="string">
            <text:p>17.5375 mm</text:p>
          </table:table-cell>
          <table:table-cell table:style-name="ce15" table:formula="of:=(NUMBERVALUE(SUBSTITUTE([.F5];&quot; mm&quot;;&quot;&quot;);&quot;.&quot;;&quot;&quot;)/10)*[.$B$1]" office:value-type="float" office:value="0.526125" calcext:value-type="float">
            <text:p>0.5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/PortSwitch/U2_RFC_J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.0000 mm</text:p>
          </table:table-cell>
          <table:table-cell table:number-columns-repeated="2" table:style-name="ce4" office:value-type="string" calcext:value-type="string">
            <text:p>17.5375 mm</text:p>
          </table:table-cell>
          <table:table-cell table:style-name="ce15" table:formula="of:=(NUMBERVALUE(SUBSTITUTE([.F6];&quot; mm&quot;;&quot;&quot;);&quot;.&quot;;&quot;&quot;)/10)*[.$B$1]" office:value-type="float" office:value="0.526125" calcext:value-type="float">
            <text:p>0.5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/PortSwitch/U1_RF2_U2_RF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.0000 mm</text:p>
          </table:table-cell>
          <table:table-cell table:number-columns-repeated="2" table:style-name="ce4" office:value-type="string" calcext:value-type="string">
            <text:p>11.4031 mm</text:p>
          </table:table-cell>
          <table:table-cell table:style-name="ce15" table:formula="of:=(NUMBERVALUE(SUBSTITUTE([.F7];&quot; mm&quot;;&quot;&quot;);&quot;.&quot;;&quot;&quot;)/10)*[.$B$1]" office:value-type="float" office:value="0.342093" calcext:value-type="float">
            <text:p>0.3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/PortSwitch/U1_RF3_U4_RF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.0000 mm</text:p>
          </table:table-cell>
          <table:table-cell table:number-columns-repeated="2" table:style-name="ce4" office:value-type="string" calcext:value-type="string">
            <text:p>20.2519 mm</text:p>
          </table:table-cell>
          <table:table-cell table:style-name="ce15" table:formula="of:=(NUMBERVALUE(SUBSTITUTE([.F8];&quot; mm&quot;;&quot;&quot;);&quot;.&quot;;&quot;&quot;)/10)*[.$B$1]" office:value-type="float" office:value="0.607557" calcext:value-type="float">
            <text:p>0.6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/PortSwitch/U1_RF4_U3_RF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.0000 mm</text:p>
          </table:table-cell>
          <table:table-cell table:number-columns-repeated="2" table:style-name="ce4" office:value-type="string" calcext:value-type="string">
            <text:p>17.7313 mm</text:p>
          </table:table-cell>
          <table:table-cell table:style-name="ce15" table:formula="of:=(NUMBERVALUE(SUBSTITUTE([.F9];&quot; mm&quot;;&quot;&quot;);&quot;.&quot;;&quot;&quot;)/10)*[.$B$1]" office:value-type="float" office:value="0.531939" calcext:value-type="float">
            <text:p>0.5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/PortSwitch/U3_RF2_U2_RF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.0100 mm</text:p>
          </table:table-cell>
          <table:table-cell table:style-name="ce4" office:value-type="string" calcext:value-type="string">
            <text:p>33.1089 mm</text:p>
          </table:table-cell>
          <table:table-cell table:style-name="ce4" office:value-type="string" calcext:value-type="string">
            <text:p>36.1189 mm</text:p>
          </table:table-cell>
          <table:table-cell table:style-name="ce15" table:formula="of:=(NUMBERVALUE(SUBSTITUTE([.F10];&quot; mm&quot;;&quot;&quot;);&quot;.&quot;;&quot;&quot;)/10)*[.$B$1]" office:value-type="float" office:value="1.083567" calcext:value-type="float">
            <text:p>1.1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/PortSwitch/U2_RF3_U4_RF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.0000 mm</text:p>
          </table:table-cell>
          <table:table-cell table:number-columns-repeated="2" table:style-name="ce4" office:value-type="string" calcext:value-type="string">
            <text:p>17.7313 mm</text:p>
          </table:table-cell>
          <table:table-cell table:style-name="ce15" table:formula="of:=(NUMBERVALUE(SUBSTITUTE([.F11];&quot; mm&quot;;&quot;&quot;);&quot;.&quot;;&quot;&quot;)/10)*[.$B$1]" office:value-type="float" office:value="0.531939" calcext:value-type="float">
            <text:p>0.5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/PortSwitch/U3_RF4_U4_RF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.0000 mm</text:p>
          </table:table-cell>
          <table:table-cell table:number-columns-repeated="2" table:style-name="ce4" office:value-type="string" calcext:value-type="string">
            <text:p>11.4031 mm</text:p>
          </table:table-cell>
          <table:table-cell table:style-name="ce15" table:formula="of:=(NUMBERVALUE(SUBSTITUTE([.F12];&quot; mm&quot;;&quot;&quot;);&quot;.&quot;;&quot;&quot;)/10)*[.$B$1]" office:value-type="float" office:value="0.342093" calcext:value-type="float">
            <text:p>0.3</text:p>
          </table:table-cell>
          <table:table-cell table:number-columns-repeated="16377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25T10:13:50.070000000</dc:date>
    <meta:editing-duration>PT1H23M21S</meta:editing-duration>
    <meta:editing-cycles>25</meta:editing-cycles>
    <meta:generator>LibreOffice/7.4.4.2$Windows_X86_64 LibreOffice_project/85569322deea74ec9134968a29af2df5663baa21</meta:generator>
    <meta:document-statistic meta:table-count="1" meta:cell-count="79" meta:object-count="0"/>
  </office:meta>
</office:document-meta>
</file>